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ConfigContextLoaderUtilsTests.detectDefaultConfigurationClassesWithConfigurationMetaAnnot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onfigContextLoaderUtilsTests.detectDefaultConfigurationClassesWithNullDeclar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ConfigContextLoaderUtilsTests.detectDefaultConfigurationClassesWithoutConfiguration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ConfigContextLoaderUtilsTests.detectDefaultConfigurationClassesWithExplicitConfigurationAnnot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